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887816281" text:style-name="L1">
        <text:list-item>
          <text:p text:style-name="P2">MGIFASAGCGKTMLMHMLIEQTEADVFVIGLIGERGREVTEFVDMLRASHKKEKCVLVFATSDFPSVDRCNAAQLATTVAEYFRDQGKRVVLFIDSMTRYARALRDVALASGERPARRGYPASVFDNLPRLLERPGATSEGSITAFYTVLLESEEEADPMADEIRSILDGHLYLSRKLAGQGHYPAIDVLKSVSRVFGQVTTPTHAEQASAVRKLMTRLEELQLFIDLGEYRPGENIDNDRAMQMRDSLKAWLCQPVAQYSSFDDTLSGMNAFADQN</text:p>
        </text:list-item>
        <text:list-item>
          <text:p text:style-name="P2">MGDVSAVSSSGNILLPQQDEVGGLSEALKKAVEKHKTEYSGDKKDRDYGDAFVMHKETALPLLLAAWRHGAPAKSEHHNGNVSGLHHNGKSELRIAEKLLKVTAEKSVGLISAEAKVDKSAALLSSKNRPLESVSGKKLSADLKAVESVSEVTDNATGISDDNIKALPGDNKAIAGEGVRKEGAPLARDVAPARMAAANTGKPEDKDHKKVKDVSQLPLQPTTIADLSQLTGGDEKMPLAAQSKPMMTIFPTADGVKGEDSSLTYRFQRWGNDYSVNIQARQAGEFSLIPSNTQVEHRLHDQWQNGNPQRWHLTRDDQQNPQQQQHRQQSGEEDDA</text:p>
        </text:list-item>
        <text:list-item>
          <text:p text:style-name="P2">MFYALYFEIHHLVASAALGFARVAPIFFFLPFLNSGVLSGAPRNAIIILVALGVWPHALNEAPPFLSVAMIPLVLQEAAVGVMLGCLLSWPFWVMHALGCIIDNQRGATLSSSIDPANGIDTSEMANFLNMFAAVVYLQNGGLVTMVDVLNKSYQLCDPMNECTPSLPPLLTFINQVAQNALVLASPVVLVLLLSEVFLGLLSRFAPQMNAFAISLTVKSGIAVLIMLLYFSPVLPDNVLRLSFQATGLSSWFYERGATHVLE</text:p>
        </text:list-item>
        <text:list-item>
          <text:p text:style-name="P1">MSLRVRQIDRREWLLAQTATECQRHGREATLEYPTRQGMWVRLSDAEKRWSAWIKPGDWLEHVSPALAGAAVSAGAEHLVVPWLAATERPFELPVPHLSCRRLCVENPVPGSALPEGKLLHIMSDRGGLWFEHLPELPAVGGGRPKMLRWPLRFVIGSSDTQRSLLGRIGIGDVLLIRTSRAEVYCYAKKLGHFNRVEGGIIVETLDIQHIEEENNTTETAETLPGLNQLPVKLEFVLYRKNVTLAELEAMGQQQLLSLPTNAELNVEIMANGVLLGNGELVQMNDTLGVEIHEWLSESGNGE</text:p>
        </text:list-item>
        <text:list-item>
          <text:p text:style-name="P1">MSSNKTEKPTKKRLEDSAKKGQSFKSKDLIIACLTLGGIAYLVSYGSFNEFMGIIKIIIADNFDQSMADYSLAVFGIGLKYLIPFMLLCLVCSALPALLQAGFVLATEALKPNLSALNPVEGAKKLFSMRTVKDTVKTLLYLSSFVVAAIICWKKYKVEIFSQLNGNIVGIAVIWRELLLALVLTCLACALIVLLLDAIAEYFLTMKDMKMDKEEVKREMKEQEGNPEVKSKRREVHMEILSEQVKSDIENSRLIVANPTHITIGIYFKPELMPIPMISVYETNQRALAVRAYAEKVGVPVIVDIKLARSLFKTHRRYDLVSLEEIDEVLRLLVWLEEVENAGKDVIQPQENEVR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02:51:24</meta:creation-date>
    <dc:date>2014-02-12T17:08:59</dc:date>
    <meta:editing-duration>PT2M3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5" meta:word-count="10" meta:character-count="1540" meta:non-whitespace-character-count="1540"/>
  </office:meta>
</office:document-meta>
</file>